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79ce"/>
    </style:style>
    <style:style style:name="P2" style:family="paragraph" style:parent-style-name="Text_20_body">
      <style:paragraph-properties fo:margin-left="0.178cm" fo:margin-right="0.198cm" fo:margin-top="0.002cm" fo:margin-bottom="0cm" loext:contextual-spacing="false" fo:line-height="113%" fo:text-indent="0cm" style:auto-text-indent="false"/>
      <style:text-properties fo:color="#172a4d" officeooo:paragraph-rsid="000579ce"/>
    </style:style>
    <style:style style:name="P3" style:family="paragraph" style:parent-style-name="Text_20_body">
      <style:paragraph-properties fo:margin-left="0.178cm" fo:margin-right="0cm" fo:margin-top="0.002cm" fo:margin-bottom="0cm" loext:contextual-spacing="false" fo:text-indent="0cm" style:auto-text-indent="false" fo:break-before="page"/>
      <style:text-properties fo:color="#172a4d" officeooo:paragraph-rsid="000579ce"/>
    </style:style>
    <style:style style:name="P4" style:family="paragraph" style:parent-style-name="Text_20_body">
      <style:paragraph-properties fo:margin-left="0.178cm" fo:margin-right="0cm" fo:line-height="113%" fo:text-indent="0cm" style:auto-text-indent="false"/>
      <style:text-properties officeooo:paragraph-rsid="000579ce"/>
    </style:style>
    <style:style style:name="P5" style:family="paragraph" style:parent-style-name="Text_20_body">
      <style:paragraph-properties fo:margin-left="0.178cm" fo:margin-right="0cm" fo:text-indent="0cm" style:auto-text-indent="false"/>
      <style:text-properties officeooo:paragraph-rsid="000579ce"/>
    </style:style>
    <style:style style:name="P6" style:family="paragraph" style:parent-style-name="Text_20_body">
      <style:paragraph-properties fo:margin-top="0.002cm" fo:margin-bottom="0cm" loext:contextual-spacing="false"/>
      <style:text-properties fo:font-size="17pt" fo:font-weight="bold" officeooo:paragraph-rsid="000579ce" style:font-size-asian="17pt" style:font-weight-asian="bold" style:font-size-complex="17pt" style:font-weight-complex="bold"/>
    </style:style>
    <style:style style:name="P7" style:family="paragraph" style:parent-style-name="Text_20_body">
      <style:paragraph-properties fo:margin-top="0.002cm" fo:margin-bottom="0cm" loext:contextual-spacing="false"/>
      <style:text-properties fo:font-size="15pt" officeooo:paragraph-rsid="000579ce" style:font-size-asian="15pt" style:font-size-complex="15pt"/>
    </style:style>
    <style:style style:name="P8" style:family="paragraph" style:parent-style-name="Text_20_body">
      <style:paragraph-properties fo:margin-top="0.002cm" fo:margin-bottom="0cm" loext:contextual-spacing="false"/>
      <style:text-properties officeooo:paragraph-rsid="000579c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0579ce"/>
    </style:style>
    <style:style style:name="P10" style:family="paragraph" style:parent-style-name="Text_20_body">
      <style:paragraph-properties fo:margin-top="0.016cm" fo:margin-bottom="0cm" loext:contextual-spacing="false"/>
      <style:text-properties fo:font-size="16pt" officeooo:paragraph-rsid="000579ce" style:font-size-asian="16pt" style:font-size-complex="16pt"/>
    </style:style>
    <style:style style:name="P11" style:family="paragraph" style:parent-style-name="Text_20_body">
      <style:paragraph-properties fo:margin-top="0.016cm" fo:margin-bottom="0cm" loext:contextual-spacing="false"/>
      <style:text-properties officeooo:paragraph-rsid="000579ce"/>
    </style:style>
    <style:style style:name="P12" style:family="paragraph" style:parent-style-name="Text_20_body">
      <style:paragraph-properties fo:margin-left="0.178cm" fo:margin-right="1.536cm" fo:line-height="113%" fo:text-indent="0cm" style:auto-text-indent="false"/>
      <style:text-properties officeooo:paragraph-rsid="000579ce"/>
    </style:style>
    <style:style style:name="P13" style:family="paragraph" style:parent-style-name="Text_20_body">
      <style:paragraph-properties fo:margin-top="0.007cm" fo:margin-bottom="0cm" loext:contextual-spacing="false"/>
      <style:text-properties fo:font-size="15.5pt" officeooo:paragraph-rsid="000579ce" style:font-size-asian="15.5pt" style:font-size-complex="15.5pt"/>
    </style:style>
    <style:style style:name="P14" style:family="paragraph" style:parent-style-name="Text_20_body">
      <style:paragraph-properties fo:margin-top="0.007cm" fo:margin-bottom="0cm" loext:contextual-spacing="false"/>
      <style:text-properties officeooo:paragraph-rsid="000579ce"/>
    </style:style>
    <style:style style:name="P15" style:family="paragraph" style:parent-style-name="Text_20_body">
      <style:paragraph-properties fo:margin-top="0.018cm" fo:margin-bottom="0cm" loext:contextual-spacing="false"/>
      <style:text-properties officeooo:paragraph-rsid="000579ce"/>
    </style:style>
    <style:style style:name="T1" style:family="text">
      <style:text-properties fo:color="#172a4d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color="#172a4d"/>
    </style:style>
    <style:style style:name="T3" style:family="text">
      <style:text-properties fo:color="#172a4d" fo:letter-spacing="-0.014cm"/>
    </style:style>
    <style:style style:name="T4" style:family="text">
      <style:text-properties fo:color="#172a4d" fo:letter-spacing="-0.012cm"/>
    </style:style>
    <style:style style:name="T5" style:family="text">
      <style:text-properties fo:color="#172a4d" fo:letter-spacing="-0.011cm"/>
    </style:style>
    <style:style style:name="T6" style:family="text">
      <style:text-properties fo:color="#172a4d" fo:letter-spacing="-0.088cm"/>
    </style:style>
    <style:style style:name="T7" style:family="text">
      <style:text-properties fo:color="#172a4d" fo:letter-spacing="-0.004cm"/>
    </style:style>
    <style:style style:name="T8" style:family="text">
      <style:text-properties fo:color="#172a4d" fo:letter-spacing="-0.009cm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5.5pt" style:font-size-asian="15.5pt" style:font-size-complex="15.5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1d855d" style:font-size-asian="10.5pt" style:font-size-complex="10.5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1" text:outline-level="2"><text:span text:style-name="T1">2 - Un poco de teoría practica</text:span></text:h>
      <text:p text:style-name="P6"/>
      <text:p text:style-name="P9"><text:span text:style-name="T2"><text:s text:c="2"/>Si</text:span><text:span text:style-name="T3"> </text:span><text:span text:style-name="T2">tuvieras</text:span><text:span text:style-name="T3"> </text:span><text:span text:style-name="T2">que</text:span><text:span text:style-name="T3"> </text:span><text:span text:style-name="T2">segurizar las</text:span><text:span text:style-name="T3"> </text:span><text:span text:style-name="T2">llamadas</text:span><text:span text:style-name="T3"> </text:span><text:span text:style-name="T2">al</text:span><text:span text:style-name="T3"> </text:span><text:span text:style-name="T2">backend,</text:span><text:span text:style-name="T4"> </text:span><text:span text:style-name="T2">¿Cómo</text:span><text:span text:style-name="T3"> </text:span><text:span text:style-name="T2">lo</text:span><text:span text:style-name="T3"> </text:span><text:span text:style-name="T2">harías?</text:span></text:p>
      <text:p text:style-name="P11"><text:span text:style-name="T9"><text:s text:c="3"/>No tengo mucha experiencia en eso, pero es algo que voy a aprender conforme vaya desarrollando </text:span></text:p>
      <text:p text:style-name="P10"/>
      <text:p text:style-name="P12"><text:span text:style-name="T2">¿Cómo</text:span><text:span text:style-name="T4"> </text:span><text:span text:style-name="T2">harías</text:span><text:span text:style-name="T5"> </text:span><text:span text:style-name="T2">si</text:span><text:span text:style-name="T4"> </text:span><text:span text:style-name="T2">este</text:span><text:span text:style-name="T5"> </text:span><text:span text:style-name="T2">formulario</text:span><text:span text:style-name="T4"> </text:span><text:span text:style-name="T2">debiera</text:span><text:span text:style-name="T5"> </text:span><text:span text:style-name="T2">replicarse</text:span><text:span text:style-name="T4"> </text:span><text:span text:style-name="T2">en</text:span><text:span text:style-name="T5"> </text:span><text:span text:style-name="T2">otra</text:span><text:span text:style-name="T4"> </text:span><text:span text:style-name="T2">sección,</text:span><text:span text:style-name="T5"> </text:span><text:span text:style-name="T2">pero</text:span><text:span text:style-name="T4"> </text:span><text:span text:style-name="T2">agregándole</text:span><text:span text:style-name="T5"> </text:span><text:span text:style-name="T2">dos</text:span><text:span text:style-name="T6"> </text:span><text:span text:style-name="T2">campos</text:span><text:span text:style-name="T7"> </text:span><text:span text:style-name="T2">más?</text:span></text:p>
      <text:p text:style-name="P14"><text:span text:style-name="T10"><text:s text:c="2"/></text:span><text:span text:style-name="T11">En ese caso si usaría el framework Angular, no lo pude incluir en este desafío porque no conocía la</text:span></text:p>
      <text:p text:style-name="P14"><text:span text:style-name="T11">tecnología pero si me propuse a aprenderlo </text:span><text:span text:style-name="T12">y lo estoy haciendo porque me llevé una grata sorpresa al </text:span></text:p>
      <text:p text:style-name="P14"><text:span text:style-name="T12">indagar en él</text:span><text:span text:style-name="T11"> y lo que veo hasta ahora es que su capacidad de agrupar o</text:span></text:p>
      <text:p text:style-name="P14"><text:span text:style-name="T11">dividir todo en componentes hace mucho mas fácil el desarrollo de aplicaciones de mayor envergadura</text:span></text:p>
      <text:p text:style-name="P13"/>
      <text:p text:style-name="P4"><text:span text:style-name="T2">Si</text:span><text:span text:style-name="T5"> </text:span><text:span text:style-name="T2">en</text:span><text:span text:style-name="T8"> </text:span><text:span text:style-name="T2">un</text:span><text:span text:style-name="T8"> </text:span><text:span text:style-name="T2">futuro</text:span><text:span text:style-name="T8"> </text:span><text:span text:style-name="T2">se</text:span><text:span text:style-name="T8"> </text:span><text:span text:style-name="T2">decide</text:span><text:span text:style-name="T8"> </text:span><text:span text:style-name="T2">cambiar</text:span><text:span text:style-name="T8"> </text:span><text:span text:style-name="T2">de</text:span><text:span text:style-name="T8"> </text:span><text:span text:style-name="T2">motor</text:span><text:span text:style-name="T8"> </text:span><text:span text:style-name="T2">de</text:span><text:span text:style-name="T8"> </text:span><text:span text:style-name="T2">base</text:span><text:span text:style-name="T8"> </text:span><text:span text:style-name="T2">de</text:span><text:span text:style-name="T8"> </text:span><text:span text:style-name="T2">datos,</text:span><text:span text:style-name="T8"> </text:span><text:span text:style-name="T2">¿Qué</text:span><text:span text:style-name="T8"> </text:span><text:span text:style-name="T2">impacto</text:span><text:span text:style-name="T8"> </text:span><text:span text:style-name="T2">tendría</text:span><text:span text:style-name="T8"> </text:span><text:span text:style-name="T2">esto</text:span><text:span text:style-name="T8"> </text:span><text:span text:style-name="T2">en</text:span><text:span text:style-name="T8"> </text:span><text:span text:style-name="T2">tu</text:span><text:span text:style-name="T6"> </text:span><text:span text:style-name="T2">código?</text:span></text:p>
      <text:p text:style-name="P8"><text:span text:style-name="T13"><text:s text:c="2"/></text:span><text:span text:style-name="T11">Considero que todo es posible </text:span><text:span text:style-name="T12">pero solo si para optimizar ciertos procesos </text:span><text:span text:style-name="T11">, en el caso de este codigo el impacto sería minimo </text:span><text:span text:style-name="T12">por obvias razones.</text:span></text:p>
      <text:p text:style-name="P7"/>
      <text:p text:style-name="P5"><text:span text:style-name="T2">¿Qué</text:span><text:span text:style-name="T3"> </text:span><text:span text:style-name="T2">protocolos</text:span><text:span text:style-name="T3"> </text:span><text:span text:style-name="T2">se</text:span><text:span text:style-name="T3"> </text:span><text:span text:style-name="T2">utilizaron</text:span><text:span text:style-name="T3"> </text:span><text:span text:style-name="T2">para</text:span><text:span text:style-name="T3"> </text:span><text:span text:style-name="T2">hacer</text:span><text:span text:style-name="T3"> </text:span><text:span text:style-name="T2">la</text:span><text:span text:style-name="T3"> </text:span><text:span text:style-name="T2">llamada</text:span><text:span text:style-name="T3"> </text:span><text:span text:style-name="T2">al</text:span><text:span text:style-name="T3"> </text:span><text:span text:style-name="T2">backend?</text:span></text:p>
      <text:p text:style-name="P15"><text:span text:style-name="T14"><text:tab/>Http mediante Get y Pos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P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8cm" fo:margin-right="0cm" fo:text-indent="0cm" style:auto-text-indent="false"/>
      <style:text-properties style:font-name="Roboto" fo:font-family="Roboto" style:font-family-generic="roman" style:font-pitch="variable" fo:font-size="10.5pt" fo:language="es" fo:country="ES" fo:font-weight="bold" style:font-name-asian="Roboto1" style:font-family-asian="Roboto" style:font-family-generic-asian="system" style:font-pitch-asian="variable" style:font-size-asian="10.5pt" style:language-asian="en" style:country-asian="US" style:font-weight-asian="bold" style:font-name-complex="Roboto1" style:font-family-complex="Roboto" style:font-family-generic-complex="system" style:font-pitch-complex="variable" style:font-size-complex="10.5pt" style:language-complex="ar" style:country-complex="SA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0T22:12:38.898000000</meta:creation-date>
    <dc:date>2023-03-10T22:14:09.805000000</dc:date>
    <meta:editing-duration>PT1M31S</meta:editing-duration>
    <meta:editing-cycles>1</meta:editing-cycles>
    <meta:document-statistic meta:table-count="0" meta:image-count="0" meta:object-count="0" meta:page-count="1" meta:paragraph-count="12" meta:word-count="178" meta:character-count="1005" meta:non-whitespace-character-count="827"/>
    <meta:generator>Trio_Office/6.2.8.2$Windows_x86 LibreOffice_project/</meta:generator>
  </office:meta>
</office:document-meta>
</file>